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2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5.1757in" table:align="left"/>
    </style:style>
    <style:style style:name="Table1.A" style:family="table-column">
      <style:table-column-properties style:column-width="1.2778in"/>
    </style:style>
    <style:style style:name="Table1.B" style:family="table-column">
      <style:table-column-properties style:column-width="1.9333in"/>
    </style:style>
    <style:style style:name="Table1.C" style:family="table-column">
      <style:table-column-properties style:column-width="1.96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orphans="0" fo:text-indent="0in" style:auto-text-indent="false"/>
    </style:style>
    <style:style style:name="P3" style:family="paragraph" style:parent-style-name="Text_20_body" style:list-style-name="L1">
      <style:paragraph-properties fo:margin-top="0in" fo:margin-bottom="0in" style:contextual-spacing="false" fo:orphans="0"/>
    </style:style>
    <style:style style:name="P4" style:family="paragraph" style:parent-style-name="Text_20_body" style:list-style-name="L1">
      <style:paragraph-properties fo:orphans="0"/>
    </style:style>
    <style:style style:name="P5" style:family="paragraph" style:parent-style-name="Text_20_body">
      <style:paragraph-properties fo:orphans="0"/>
    </style:style>
    <style:style style:name="P6" style:family="paragraph" style:parent-style-name="Text_20_body" style:list-style-name="L2">
      <style:paragraph-properties fo:margin-top="0in" fo:margin-bottom="0in" style:contextual-spacing="false" fo:orphans="0"/>
    </style:style>
    <style:style style:name="P7" style:family="paragraph" style:parent-style-name="Text_20_body" style:list-style-name="L2">
      <style:paragraph-properties fo:orphans="0"/>
    </style:style>
    <style:style style:name="P8" style:family="paragraph" style:parent-style-name="Text_20_body" style:list-style-name="L3">
      <style:paragraph-properties fo:margin-top="0in" fo:margin-bottom="0in" style:contextual-spacing="false" fo:orphans="0"/>
    </style:style>
    <style:style style:name="P9" style:family="paragraph" style:parent-style-name="Text_20_body" style:list-style-name="L3">
      <style:paragraph-properties fo:orphans="0"/>
    </style:style>
    <style:style style:name="P10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5">
      <style:paragraph-properties fo:margin-left="0in" fo:margin-right="0in" fo:text-indent="0in" style:auto-text-indent="false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ext_20_body" style:list-style-name="L6">
      <style:paragraph-properties fo:margin-left="0in" fo:margin-right="0in" fo:text-indent="0in" style:auto-text-indent="false"/>
    </style:style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ext_20_body" style:list-style-name="L7">
      <style:paragraph-properties fo:margin-left="0in" fo:margin-right="0in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0" style:family="paragraph" style:parent-style-name="Preformatted_20_Text">
      <loext:graphic-properties draw:fill="none" draw:fill-color="#ffffff"/>
      <style:paragraph-properties fo:margin-left="0in" fo:margin-right="0in" fo:line-height="150%" fo:text-align="start" style:justify-single-word="false" fo:text-indent="0in" style:auto-text-indent="false" fo:background-color="transparent" fo:padding="0in" fo:border="none"/>
    </style:style>
    <style:style style:name="P21" style:family="paragraph" style:parent-style-name="Preformatted_20_Text">
      <loext:graphic-properties draw:fill="none" draw:fill-color="#ffffff"/>
      <style:paragraph-properties fo:margin-left="0in" fo:margin-right="0in" fo:line-height="150%" fo:text-align="start" style:justify-single-word="false" fo:background-color="transparent" fo:padding="0in" fo:border="none"/>
    </style:style>
    <style:style style:name="P22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line-height="150%" fo:text-align="start" style:justify-single-word="false" fo:background-color="transparent" fo:padding="0in" fo:border="none"/>
    </style:style>
    <style:style style:name="P23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ext_20_body" style:list-style-name="L8">
      <style:paragraph-properties fo:margin-left="0in" fo:margin-right="0in" fo:text-indent="0in" style:auto-text-indent="false"/>
    </style:style>
    <style:style style:name="P25" style:family="paragraph" style:parent-style-name="Table_20_Contents">
      <style:paragraph-properties fo:margin-left="0in" fo:margin-right="0in" fo:text-indent="0in" style:auto-text-indent="false"/>
    </style:style>
    <style:style style:name="P26" style:family="paragraph" style:parent-style-name="Text_20_body" style:list-style-name="L9">
      <style:paragraph-properties fo:margin-top="0in" fo:margin-bottom="0in" style:contextual-spacing="false"/>
    </style:style>
    <style:style style:name="P27" style:family="paragraph" style:parent-style-name="Text_20_body" style:list-style-name="L9"/>
    <style:style style:name="P28" style:family="paragraph" style:parent-style-name="Heading_20_3">
      <style:paragraph-properties fo:margin-left="0in" fo:margin-right="0in" fo:text-indent="0in" style:auto-text-indent="false"/>
    </style:style>
    <style:style style:name="T1" style:family="text">
      <style:text-properties fo:color="#abb2bf" loext:opacity="100%" fo:font-family="'var font-mono'" fo:background-color="transparent" loext:char-shading-value="0"/>
    </style:style>
    <style:style style:name="T2" style:family="text">
      <style:text-properties fo:color="#abb2bf" loext:opacity="100%" fo:background-color="transparent" loext:char-shading-value="0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frame-display-border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2" text:anchor-type="page" text:anchor-page-number="1" svg:x="0in" svg:y="0in" svg:width="0.0161in" svg:height="0.0161in" draw:z-index="0">
        <draw:floating-frame/>
      </draw:frame>
      <text:p text:style-name="Text_20_body"/>
      <text:p text:style-name="P1"><text:span text:style-name="Strong_20_Emphasis">Extract and formalize the complete mathematical model underlying these CSTP-Graph Lifecycle documents, including:</text:span> * <text:span text:style-name="Strong_20_Emphasis">Formal definitions of all objects (graphs, policies, closures)</text:span> * <text:span text:style-name="Strong_20_Emphasis">Mathematical notation for all operations</text:span> * <text:span text:style-name="Strong_20_Emphasis">Proof strategies and their complexity bounds</text:span> * <text:span text:style-name="Strong_20_Emphasis">If the documents only describe things informally, derive the likely formal model</text:span> * <text:span text:style-name="Strong_20_Emphasis">Flag any gaps where mathematical details seem missing</text:span></text:p>
      <text:p text:style-name="P2">Looking at these CSTP Graph Lifecycle documents, I need to extract and formalize the mathematical model. The documents describe a system for cryptographically proving lifecycles of interrelated digital assets using graph structures. Let me go through systematically:</text:p>
      <text:list text:style-name="L1">
        <text:list-item>
          <text:p text:style-name="P3">The system models assets as nodes in a directed graph </text:p>
        </text:list-item>
        <text:list-item>
          <text:p text:style-name="P3">Dependencies between assets are edges </text:p>
        </text:list-item>
        <text:list-item>
          <text:p text:style-name="P3">There's a cryptographic commitment scheme for nodes and edges </text:p>
        </text:list-item>
        <text:list-item>
          <text:p text:style-name="P3">A Merkle accumulator is used for storing commitments </text:p>
        </text:list-item>
        <text:list-item>
          <text:p text:style-name="P3">There's a forward-secure key generation scheme </text:p>
        </text:list-item>
        <text:list-item>
          <text:p text:style-name="P3">Cumulative root chaining provides temporal ordering </text:p>
        </text:list-item>
        <text:list-item>
          <text:p text:style-name="P4">Verification involves reconstructing subgraphs from receipts </text:p>
        </text:list-item>
      </text:list>
      <text:p text:style-name="P5">Let me formalize this mathematically...</text:p>
      <text:p text:style-name="P5">From the documents, I can extract:</text:p>
      <text:list text:style-name="L2">
        <text:list-item>
          <text:p text:style-name="P6">Node commitments (210): asset_id || epoch || transition_type || salt </text:p>
        </text:list-item>
        <text:list-item>
          <text:p text:style-name="P6">Edge commitments (255): binding relations between nodes </text:p>
        </text:list-item>
        <text:list-item>
          <text:p text:style-name="P6">Merkle accumulator (140): produces epoch roots (230) </text:p>
        </text:list-item>
        <text:list-item>
          <text:p text:style-name="P6">Cumulative root chain (240): chains epoch roots </text:p>
        </text:list-item>
        <text:list-item>
          <text:p text:style-name="P6">Graph structure (310): nodes + edges </text:p>
        </text:list-item>
        <text:list-item>
          <text:p text:style-name="P6">Forward-secure key generation using one-way functions </text:p>
        </text:list-item>
        <text:list-item>
          <text:p text:style-name="P7">Dependency propagation for destruction/migration </text:p>
        </text:list-item>
      </text:list>
      <text:p text:style-name="P5">The documents mention but don't fully specify:</text:p>
      <text:list text:style-name="L3">
        <text:list-item>
          <text:p text:style-name="P8">The exact commitment scheme </text:p>
        </text:list-item>
        <text:list-item>
          <text:p text:style-name="P8">The specific one-way function for forward security </text:p>
        </text:list-item>
        <text:list-item>
          <text:p text:style-name="P8">The relational Merkle tree structure </text:p>
        </text:list-item>
        <text:list-item>
          <text:p text:style-name="P8">The multi-party computation protocol </text:p>
        </text:list-item>
        <text:list-item>
          <text:p text:style-name="P9">The exact verification algorithms </text:p>
        </text:list-item>
      </text:list>
      <text:p text:style-name="P5">Let me formalize what I can derive...</text:p>
      <text:p text:style-name="Text_20_body">Looking through these CSTP Graph Lifecycle documents, I'll extract and formalize the mathematical model, deriving formal definitions where the documents only provide informal descriptions.</text:p>
      <text:h text:style-name="Heading_20_2" text:outline-level="2"><text:soft-page-break/><text:span text:style-name="Strong_20_Emphasis">I. Core Mathematical Objects</text:span></text:h>
      <text:h text:style-name="Heading_20_3" text:outline-level="3"><text:span text:style-name="Strong_20_Emphasis">1. Basic Components</text:span></text:h>
      <text:p text:style-name="Text_20_body"><text:span text:style-name="Strong_20_Emphasis">Time Domain:</text:span></text:p>
      <text:list text:style-name="L4">
        <text:list-item>
          <text:p text:style-name="P10">Let E={0,1,2,...}E={0,1,2,...} be the set of epochs </text:p>
        </text:list-item>
        <text:list-item>
          <text:p text:style-name="P11">Current epoch: ecurrent∈Eecurrent​∈E </text:p>
        </text:list-item>
      </text:list>
      <text:p text:style-name="Text_20_body"><text:span text:style-name="Strong_20_Emphasis">Asset Space:</text:span></text:p>
      <text:list text:style-name="L5">
        <text:list-item>
          <text:p text:style-name="P12">Asset identifiers: A={a1,a2,...}A={a1​,a2​,...} </text:p>
        </text:list-item>
        <text:list-item>
          <text:p text:style-name="P13">Transition types: T={created,valid,migrated,destroyed}T={created,valid,migrated,destroyed} </text:p>
        </text:list-item>
      </text:list>
      <text:h text:style-name="Heading_20_3" text:outline-level="3"><text:span text:style-name="Strong_20_Emphasis">2. Graph Structure</text:span></text:h>
      <text:p text:style-name="Text_20_body"><text:span text:style-name="Strong_20_Emphasis">Lifecycle Graph:</text:span></text:p>
      <text:p text:style-name="P1">G=(V,E)G=(V,E) </text:p>
      <text:p text:style-name="Text_20_body">where:</text:p>
      <text:list text:style-name="L6">
        <text:list-item>
          <text:p text:style-name="P14"><text:span text:style-name="Strong_20_Emphasis">Nodes</text:span> VV: Each node v∈Vv∈V represents a transition-state: $$v = (a_i, e_j, t_k, s) \text{ where } a_i \in \mathcal{A}, e_j \in \mathcal{E}, t_k \in \mathcal{T}, s \in \{0,1\}^{\lambda} </text:p>
        </text:list-item>
        <text:list-item>
          <text:p text:style-name="P15"><text:span text:style-name="Strong_20_Emphasis">Edges</text:span> EE: Each edge e∈Ee∈E represents a dependency: $$e = (v_i, v_j, r) \text{ where } r \in \mathcal{R} = \{parent\text{-}child, predecessor\text{-}successor, jurisdictional\} </text:p>
        </text:list-item>
      </text:list>
      <text:p text:style-name="Text_20_body"><text:span text:style-name="Strong_20_Emphasis">Graph Properties:</text:span></text:p>
      <text:list text:style-name="L7">
        <text:list-item>
          <text:p text:style-name="P16">The graph must be a DAG (Directed Acyclic Graph) </text:p>
        </text:list-item>
        <text:list-item>
          <text:p text:style-name="P17">Maximum depth: DmaxDmax​ </text:p>
        </text:list-item>
        <text:list-item>
          <text:p text:style-name="P18">Maximum size per epoch: NmaxNmax​ </text:p>
        </text:list-item>
      </text:list>
      <text:h text:style-name="Heading_20_2" text:outline-level="2"><text:span text:style-name="Strong_20_Emphasis">II. Cryptographic Primitives</text:span></text:h>
      <text:h text:style-name="Heading_20_3" text:outline-level="3"><text:span text:style-name="Strong_20_Emphasis">1. Forward-Secure Key Generation</text:span></text:h>
      <text:p text:style-name="Text_20_body"><text:span text:style-name="Strong_20_Emphasis">Root Key Evolution:</text:span></text:p>
      <text:p text:style-name="P1">Ke+1=H(Ke)Ke+1​=H(Ke​) </text:p>
      <text:p text:style-name="P1">where H:{0,1}λ→{0,1}λH:{0,1}λ→{0,1}λ is a one-way function. </text:p>
      <text:p text:style-name="Text_20_body"><text:span text:style-name="Strong_20_Emphasis">Per-Asset Wrap Keys:</text:span></text:p>
      <text:p text:style-name="P1">ka,e=KDF(Ke,a)ka,e​=KDF(Ke​,a) </text:p>
      <text:p text:style-name="P1">where KDFKDF is a key derivation function. </text:p>
      <text:p text:style-name="Text_20_body"><text:span text:style-name="Strong_20_Emphasis">Forward Security Property:</text:span></text:p>
      <text:p text:style-name="P1"><text:soft-page-break/>∀e′&lt;e:Given Ke, computing Ke′ is computationally infeasible∀e′&lt;e:Given Ke​, computing Ke′​ is computationally infeasible </text:p>
      <text:h text:style-name="Heading_20_3" text:outline-level="3"><text:span text:style-name="Strong_20_Emphasis">2. Commitment Schemes</text:span></text:h>
      <text:p text:style-name="Text_20_body"><text:span text:style-name="Strong_20_Emphasis">Node Commitment:</text:span></text:p>
      <text:p text:style-name="P1">Cnode(v)=H(ai∣∣ej∣∣tk∣∣s)Cnode​(v)=H(ai​∣∣ej​∣∣tk​∣∣s) </text:p>
      <text:p text:style-name="Text_20_body"><text:span text:style-name="Strong_20_Emphasis">Edge Commitment:</text:span></text:p>
      <text:p text:style-name="P1">Cedge(e)=H(id(vi)∣∣id(vj)∣∣r∣∣nonce)Cedge​(e)=H(id(vi​)∣∣id(vj​)∣∣r∣∣nonce) </text:p>
      <text:p text:style-name="Text_20_body"><text:span text:style-name="Strong_20_Emphasis">Vector Commitment:</text:span></text:p>
      <text:p text:style-name="P19">C⃗=[Cnode(v1),...,Cnode(vn),Cedge(e1),...,Cedge(em)]C</text:p>
      <text:p text:style-name="P1">=[Cnode​(v1​),...,Cnode​(vn​),Cedge​(e1​),...,Cedge​(em​)] </text:p>
      <text:h text:style-name="Heading_20_3" text:outline-level="3"><text:span text:style-name="Strong_20_Emphasis">3. Merkle Accumulator</text:span></text:h>
      <text:p text:style-name="Text_20_body"><text:span text:style-name="Strong_20_Emphasis">Relational Merkle Tree Construction:</text:span></text:p>
      <text:p text:style-name="P1">For epoch ee, construct tree MeMe​: </text:p>
      <text:p text:style-name="P1">roote=MerkleRoot(C⃗e)roote​=MerkleRoot(Ce​) </text:p>
      <text:p text:style-name="Text_20_body"><text:span text:style-name="Strong_20_Emphasis">Merkle Path Generation:</text:span></text:p>
      <text:p text:style-name="P1">πv=MerklePath(v,Me)πv​=MerklePath(v,Me​) </text:p>
      <text:p text:style-name="Text_20_body"><text:span text:style-name="Strong_20_Emphasis">Path Verification:</text:span></text:p>
      <text:p text:style-name="P1">Verify(πv,C(v),roote)∈{0,1}Verify(πv​,C(v),roote​)∈{0,1} </text:p>
      <text:h text:style-name="Heading_20_3" text:outline-level="3"><text:span text:style-name="Strong_20_Emphasis">4. Cumulative Root Chaining</text:span></text:h>
      <text:p text:style-name="Text_20_body"><text:span text:style-name="Strong_20_Emphasis">Chain Value Computation:</text:span></text:p>
      <text:p text:style-name="P1">Chaine+1=H(roote∣∣Chaine)Chaine+1​=H(roote​∣∣Chaine​) </text:p>
      <text:p text:style-name="Text_20_body">**Chain Verification:** </text:p>
      <text:p text:style-name="P1">VerifyChain(Chaine,{rooti}i=0e)=∏i=1e[Chaini=?H(rooti−1∣∣Chaini−1)]VerifyChain(Chaine​,{rooti​}i=0e​)=i=1∏e​[Chaini​=?H(rooti−1​∣∣Chaini−1​)] </text:p>
      <text:h text:style-name="Heading_20_2" text:outline-level="2"><text:span text:style-name="Strong_20_Emphasis">III. Core Operations</text:span></text:h>
      <text:h text:style-name="Heading_20_3" text:outline-level="3"><text:span text:style-name="Strong_20_Emphasis">1. Graph Extension</text:span></text:h>
      <text:p text:style-name="Text_20_body"><text:span text:style-name="Strong_20_Emphasis">AddNode Operation:</text:span></text:p>
      <text:p text:style-name="P20"><text:span text:style-name="Source_20_Text"><text:span text:style-name="T1">AddNode(G, v_new):</text:span></text:span></text:p>
      <text:p text:style-name="P21"><text:span text:style-name="Source_20_Text"><text:span text:style-name="T2"><text:s text:c="2"/></text:span></text:span><text:span text:style-name="Source_20_Text"><text:span text:style-name="T1">1. Verify v_new ∉ V</text:span></text:span></text:p>
      <text:p text:style-name="P21"><text:soft-page-break/><text:span text:style-name="Source_20_Text"><text:span text:style-name="T2"><text:s text:c="2"/></text:span></text:span><text:span text:style-name="Source_20_Text"><text:span text:style-name="T1">2. V' ← V ∪ {v_new}</text:span></text:span></text:p>
      <text:p text:style-name="P21"><text:span text:style-name="Source_20_Text"><text:span text:style-name="T2"><text:s text:c="2"/></text:span></text:span><text:span text:style-name="Source_20_Text"><text:span text:style-name="T1">3. C_new ← C_node(v_new)</text:span></text:span></text:p>
      <text:p text:style-name="P21"><text:span text:style-name="Source_20_Text"><text:span text:style-name="T2"><text:s text:c="2"/></text:span></text:span><text:span text:style-name="Source_20_Text"><text:span text:style-name="T1">4. Update accumulator with C_new</text:span></text:span></text:p>
      <text:p text:style-name="P22"><text:span text:style-name="Source_20_Text"><text:span text:style-name="T2"><text:s text:c="2"/></text:span></text:span><text:span text:style-name="Source_20_Text"><text:span text:style-name="T1">Return G' = (V', E)</text:span></text:span></text:p>
      <text:p text:style-name="Text_20_body"><text:span text:style-name="Strong_20_Emphasis">AddEdge Operation:</text:span></text:p>
      <text:p text:style-name="P20"><text:span text:style-name="Source_20_Text"><text:span text:style-name="T1">AddEdge(G, e_new):</text:span></text:span></text:p>
      <text:p text:style-name="P21"><text:span text:style-name="Source_20_Text"><text:span text:style-name="T2"><text:s text:c="2"/></text:span></text:span><text:span text:style-name="Source_20_Text"><text:span text:style-name="T1">1. Verify acyclicity: ¬Cycle(G ∪ {e_new})</text:span></text:span></text:p>
      <text:p text:style-name="P21"><text:span text:style-name="Source_20_Text"><text:span text:style-name="T2"><text:s text:c="2"/></text:span></text:span><text:span text:style-name="Source_20_Text"><text:span text:style-name="T1">2. E' ← E ∪ {e_new}</text:span></text:span></text:p>
      <text:p text:style-name="P21"><text:span text:style-name="Source_20_Text"><text:span text:style-name="T2"><text:s text:c="2"/></text:span></text:span><text:span text:style-name="Source_20_Text"><text:span text:style-name="T1">3. C_edge ← C_edge(e_new)</text:span></text:span></text:p>
      <text:p text:style-name="P21"><text:span text:style-name="Source_20_Text"><text:span text:style-name="T2"><text:s text:c="2"/></text:span></text:span><text:span text:style-name="Source_20_Text"><text:span text:style-name="T1">4. Update accumulator</text:span></text:span></text:p>
      <text:p text:style-name="P22"><text:span text:style-name="Source_20_Text"><text:span text:style-name="T2"><text:s text:c="2"/></text:span></text:span><text:span text:style-name="Source_20_Text"><text:span text:style-name="T1">Return G' = (V, E')</text:span></text:span></text:p>
      <text:h text:style-name="Heading_20_3" text:outline-level="3"><text:span text:style-name="Strong_20_Emphasis">2. Dependency Propagation</text:span></text:h>
      <text:p text:style-name="Text_20_body"><text:span text:style-name="Strong_20_Emphasis">Destruction Propagation:</text:span></text:p>
      <text:p text:style-name="P1">Destroy(v)⇒∀v′∈Children(v):Destroy(v′)Destroy(v)⇒∀v′∈Children(v):Destroy(v′) </text:p>
      <text:p text:style-name="Text_20_body">Formally: </text:p>
      <text:p text:style-name="P1">PropagateDestroy(v,G)={v}∪⋃(v,v′,r)∈EPropagateDestroy(v′,G)PropagateDestroy(v,G)={v}∪(v,v′,r)∈E⋃​PropagateDestroy(v′,G) </text:p>
      <text:p text:style-name="Text_20_body">**Migration Propagation:** </text:p>
      <text:p text:style-name="P1">Migrate(v,schemenew)⇒∀v′∈Deps(v):Migrate(v′,schemenew)Migrate(v,schemenew​)⇒∀v′∈Deps(v):Migrate(v′,schemenew​) </text:p>
      <text:h text:style-name="Heading_20_3" text:outline-level="3"><text:span text:style-name="Strong_20_Emphasis">3. Multi-Party Deletion</text:span></text:h>
      <text:p text:style-name="Text_20_body"><text:span text:style-name="Strong_20_Emphasis">Threshold Secret Sharing:</text:span></text:p>
      <text:p text:style-name="P1">Ke=∑i∈Ssimod  pKe​=i∈S∑​si​modp </text:p>
      <text:p text:style-name="P1">where ∣S∣≥t∣S∣≥t for threshold tt. </text:p>
      <text:p text:style-name="Text_20_body"><text:span text:style-name="Strong_20_Emphasis">Secure Deletion Protocol:</text:span></text:p>
      <text:p text:style-name="P20"><text:span text:style-name="Source_20_Text"><text:span text:style-name="T1">SecureDelete(K_e, parties):</text:span></text:span></text:p>
      <text:p text:style-name="P21"><text:span text:style-name="Source_20_Text"><text:span text:style-name="T2"><text:s text:c="2"/></text:span></text:span><text:span text:style-name="Source_20_Text"><text:span text:style-name="T1">1. Each party p_i erases share s_i</text:span></text:span></text:p>
      <text:p text:style-name="P21"><text:span text:style-name="Source_20_Text"><text:span text:style-name="T2"><text:s text:c="2"/></text:span></text:span><text:span text:style-name="Source_20_Text"><text:span text:style-name="T1">2. Broadcast deletion proof: π_i = H(s_i || "deleted")</text:span></text:span></text:p>
      <text:p text:style-name="P21"><text:span text:style-name="Source_20_Text"><text:span text:style-name="T2"><text:s text:c="2"/></text:span></text:span><text:span text:style-name="Source_20_Text"><text:span text:style-name="T1">3. Verify: |{π_i received}| ≥ t</text:span></text:span></text:p>
      <text:p text:style-name="P22"><text:span text:style-name="Source_20_Text"><text:span text:style-name="T2"><text:s text:c="2"/></text:span></text:span><text:span text:style-name="Source_20_Text"><text:span text:style-name="T1">4. K_e is irrecoverable</text:span></text:span></text:p>
      <text:h text:style-name="Heading_20_2" text:outline-level="2"><text:soft-page-break/><text:span text:style-name="Strong_20_Emphasis">IV. Receipt Structure</text:span></text:h>
      <text:p text:style-name="Text_20_body"><text:span text:style-name="Strong_20_Emphasis">Graph Lifecycle Receipt:</text:span></text:p>
      <text:p text:style-name="P1">R=⟨idv,type,Cnode,{Cedge},{r},π,roote,Chaine,optional⟩R=⟨idv​,type,Cnode​,{Cedge​},{r},π,roote​,Chaine​,optional⟩ </text:p>
      <text:p text:style-name="Text_20_body">where optional fields include:</text:p>
      <text:list text:style-name="L8">
        <text:list-item>
          <text:p text:style-name="P23">Policy hash: H(policy)H(policy) </text:p>
        </text:list-item>
        <text:list-item>
          <text:p text:style-name="P23">Scheme ID: scheme∈{legacy,quantum-safe}scheme∈{legacy,quantum-safe} </text:p>
        </text:list-item>
        <text:list-item>
          <text:p text:style-name="P23">Null digest: H(null)H(null) for destroyed states </text:p>
        </text:list-item>
        <text:list-item>
          <text:p text:style-name="P24">Anchors: {anchorj}{anchorj​} for jurisdictions </text:p>
        </text:list-item>
      </text:list>
      <text:h text:style-name="Heading_20_2" text:outline-level="2"><text:span text:style-name="Strong_20_Emphasis">V. Verification Algorithms</text:span></text:h>
      <text:h text:style-name="Heading_20_3" text:outline-level="3"><text:span text:style-name="Strong_20_Emphasis">1. Single Receipt Verification</text:span></text:h>
      <text:p text:style-name="P20"><text:span text:style-name="Source_20_Text"><text:span text:style-name="T1">VerifyReceipt(R, root_published):</text:span></text:span></text:p>
      <text:p text:style-name="P21"><text:span text:style-name="Source_20_Text"><text:span text:style-name="T2"><text:s text:c="2"/></text:span></text:span><text:span text:style-name="Source_20_Text"><text:span text:style-name="T1">1. Verify Merkle path: Verify(π, C_node, root_e)</text:span></text:span></text:p>
      <text:p text:style-name="P21"><text:span text:style-name="Source_20_Text"><text:span text:style-name="T2"><text:s text:c="2"/></text:span></text:span><text:span text:style-name="Source_20_Text"><text:span text:style-name="T1">2. Verify chain: Chain_e = H(root_{e-1} || Chain_{e-1})</text:span></text:span></text:p>
      <text:p text:style-name="P21"><text:span text:style-name="Source_20_Text"><text:span text:style-name="T2"><text:s text:c="2"/></text:span></text:span><text:span text:style-name="Source_20_Text"><text:span text:style-name="T1">3. For each edge: Verify(π_edge, C_edge, root_e)</text:span></text:span></text:p>
      <text:p text:style-name="P22"><text:span text:style-name="Source_20_Text"><text:span text:style-name="T2"><text:s text:c="2"/></text:span></text:span><text:span text:style-name="Source_20_Text"><text:span text:style-name="T1">Return accept/reject</text:span></text:span></text:p>
      <text:p text:style-name="P1"><text:span text:style-name="Strong_20_Emphasis">Complexity:</text:span> O(log⁡N)O(logN) for Merkle verification </text:p>
      <text:h text:style-name="Heading_20_3" text:outline-level="3"><text:span text:style-name="Strong_20_Emphasis">2. Graph Consistency Verification</text:span></text:h>
      <text:p text:style-name="P20"><text:span text:style-name="Source_20_Text"><text:span text:style-name="T1">VerifyGraphConsistency(G_reconstructed):</text:span></text:span></text:p>
      <text:p text:style-name="P21"><text:span text:style-name="Source_20_Text"><text:span text:style-name="T2"><text:s text:c="2"/></text:span></text:span><text:span text:style-name="Source_20_Text"><text:span text:style-name="T1">1. Check acyclicity: TopologicalSort(G) ≠ ⊥</text:span></text:span></text:p>
      <text:p text:style-name="P21"><text:span text:style-name="Source_20_Text"><text:span text:style-name="T2"><text:s text:c="2"/></text:span></text:span><text:span text:style-name="Source_20_Text"><text:span text:style-name="T1">2. Verify propagation rules:</text:span></text:span></text:p>
      <text:p text:style-name="P21"><text:span text:style-name="Source_20_Text"><text:span text:style-name="T2"><text:s text:c="5"/></text:span></text:span><text:span text:style-name="Source_20_Text"><text:span text:style-name="T1">For each destroyed v: Children(v) ⊆ Destroyed</text:span></text:span></text:p>
      <text:p text:style-name="P21"><text:span text:style-name="Source_20_Text"><text:span text:style-name="T2"><text:s text:c="2"/></text:span></text:span><text:span text:style-name="Source_20_Text"><text:span text:style-name="T1">3. Verify edge consistency:</text:span></text:span></text:p>
      <text:p text:style-name="P21"><text:span text:style-name="Source_20_Text"><text:span text:style-name="T2"><text:s text:c="5"/></text:span></text:span><text:span text:style-name="Source_20_Text"><text:span text:style-name="T1">For each (v_i, v_j, r): Both v_i, v_j ∈ V</text:span></text:span></text:p>
      <text:p text:style-name="P22"><text:span text:style-name="Source_20_Text"><text:span text:style-name="T2"><text:s text:c="2"/></text:span></text:span><text:span text:style-name="Source_20_Text"><text:span text:style-name="T1">Return consistent/inconsistent</text:span></text:span></text:p>
      <text:p text:style-name="P1"><text:span text:style-name="Strong_20_Emphasis">Complexity:</text:span> O(∣V∣+∣E∣)O(∣V∣+∣E∣) for DAG verification </text:p>
      <text:h text:style-name="Heading_20_3" text:outline-level="3"><text:span text:style-name="Strong_20_Emphasis">3. Non-Existence Proof</text:span></text:h>
      <text:p text:style-name="Text_20_body"><text:span text:style-name="Strong_20_Emphasis">Proving absence of dependency paths:</text:span></text:p>
      <text:p text:style-name="P1">ProveAbsent(v1,v2,G)=∄ path p:v1⇝v2 in GProveAbsent(v1​,v2​,G)=∄ path p:v1​⇝v2​ in G </text:p>
      <text:p text:style-name="Text_20_body">Using the relational Merkle tree structure: </text:p>
      <text:p text:style-name="P1"><text:soft-page-break/>πabsent={siblings on path where (v1,v2) would be}πabsent​={siblings on path where (v1​,v2​) would be} </text:p>
      <text:h text:style-name="Heading_20_2" text:outline-level="2"><text:span text:style-name="Strong_20_Emphasis">VI. Security Properties</text:span></text:h>
      <text:h text:style-name="Heading_20_3" text:outline-level="3"><text:span text:style-name="Strong_20_Emphasis">1. Binding Property</text:span></text:h>
      <text:p text:style-name="P1">Pr⁡[Forge(C(v),v′):C(v)=C(v′)∧v≠v′]≤negl(λ)Pr[Forge(C(v),v′):C(v)=C(v′)∧v=v′]≤negl(λ) </text:p>
      <text:h text:style-name="Heading_20_3" text:outline-level="3"><text:span text:style-name="Strong_20_Emphasis">2. Forward Security</text:span></text:h>
      <text:p text:style-name="P1">Pr⁡[Recover(Ke−1)∣Ke]≤negl(λ)Pr[Recover(Ke−1​)∣Ke​]≤negl(λ) </text:p>
      <text:h text:style-name="Heading_20_3" text:outline-level="3"><text:span text:style-name="Strong_20_Emphasis">3. Graph Integrity</text:span></text:h>
      <text:p text:style-name="P1">Pr⁡[ModifyGraph(G,R):Verify(R′)=1]≤negl(λ)Pr[ModifyGraph(G,R):Verify(R′)=1]≤negl(λ) </text:p>
      <text:h text:style-name="Heading_20_2" text:outline-level="2"><text:span text:style-name="Strong_20_Emphasis">VII. Complexity Bound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eration</text:p>
            </table:table-cell>
            <table:table-cell table:style-name="Table1.A1" office:value-type="string">
              <text:p text:style-name="Table_20_Heading">Time Complexity</text:p>
            </table:table-cell>
            <table:table-cell table:style-name="Table1.A1" office:value-type="string">
              <text:p text:style-name="Table_20_Heading">Space Complexity</text:p>
            </table:table-cell>
          </table:table-row>
        </table:table-header-rows>
        <table:table-row>
          <table:table-cell table:style-name="Table1.A1" office:value-type="string">
            <text:p text:style-name="Table_20_Contents">AddNode</text:p>
          </table:table-cell>
          <table:table-cell table:style-name="Table1.A1" office:value-type="string">
            <text:p text:style-name="P25">O(log⁡N)O(logN)</text:p>
          </table:table-cell>
          <table:table-cell table:style-name="Table1.A1" office:value-type="string">
            <text:p text:style-name="P25">O(1)O(1)</text:p>
          </table:table-cell>
        </table:table-row>
        <table:table-row>
          <table:table-cell table:style-name="Table1.A1" office:value-type="string">
            <text:p text:style-name="Table_20_Contents">AddEdge</text:p>
          </table:table-cell>
          <table:table-cell table:style-name="Table1.A1" office:value-type="string">
            <text:p text:style-name="P25">O(∥V∥+∥E∥)O(∥V∥+∥E∥)</text:p>
          </table:table-cell>
          <table:table-cell table:style-name="Table1.A1" office:value-type="string">
            <text:p text:style-name="P25">O(1)O(1)</text:p>
          </table:table-cell>
        </table:table-row>
        <table:table-row>
          <table:table-cell table:style-name="Table1.A1" office:value-type="string">
            <text:p text:style-name="Table_20_Contents">PropagateDestroy</text:p>
          </table:table-cell>
          <table:table-cell table:style-name="Table1.A1" office:value-type="string">
            <text:p text:style-name="P25">O(∥V∥+∥E∥)O(∥V∥+∥E∥)</text:p>
          </table:table-cell>
          <table:table-cell table:style-name="Table1.A1" office:value-type="string">
            <text:p text:style-name="P25">O(∥V∥)O(∥V∥)</text:p>
          </table:table-cell>
        </table:table-row>
        <table:table-row>
          <table:table-cell table:style-name="Table1.A1" office:value-type="string">
            <text:p text:style-name="Table_20_Contents">GenerateReceipt</text:p>
          </table:table-cell>
          <table:table-cell table:style-name="Table1.A1" office:value-type="string">
            <text:p text:style-name="P25">O(log⁡N)O(logN)</text:p>
          </table:table-cell>
          <table:table-cell table:style-name="Table1.A1" office:value-type="string">
            <text:p text:style-name="P25">O(log⁡N)O(logN)</text:p>
          </table:table-cell>
        </table:table-row>
        <table:table-row>
          <table:table-cell table:style-name="Table1.A1" office:value-type="string">
            <text:p text:style-name="Table_20_Contents">VerifyReceipt</text:p>
          </table:table-cell>
          <table:table-cell table:style-name="Table1.A1" office:value-type="string">
            <text:p text:style-name="P25">O(log⁡N)O(logN)</text:p>
          </table:table-cell>
          <table:table-cell table:style-name="Table1.A1" office:value-type="string">
            <text:p text:style-name="P25">O(log⁡N)O(logN)</text:p>
          </table:table-cell>
        </table:table-row>
        <table:table-row>
          <table:table-cell table:style-name="Table1.A1" office:value-type="string">
            <text:p text:style-name="Table_20_Contents">VerifyGraph</text:p>
          </table:table-cell>
          <table:table-cell table:style-name="Table1.A1" office:value-type="string">
            <text:p text:style-name="P25">O(∥V∥+∥E∥)O(∥V∥+∥E∥)</text:p>
          </table:table-cell>
          <table:table-cell table:style-name="Table1.A1" office:value-type="string">
            <text:p text:style-name="P25">O(∥V∥+∥E∥)O(∥V∥+∥E∥)</text:p>
          </table:table-cell>
        </table:table-row>
      </table:table>
      <text:h text:style-name="Heading_20_2" text:outline-level="2"><text:span text:style-name="Strong_20_Emphasis">VIII. Identified Gaps</text:span></text:h>
      <text:h text:style-name="Heading_20_3" text:outline-level="3"><text:span text:style-name="Strong_20_Emphasis">Missing Mathematical Details:</text:span></text:h>
      <text:list text:style-name="L9">
        <text:list-item>
          <text:p text:style-name="P26"><text:span text:style-name="Strong_20_Emphasis">Relational Merkle Tree Structure</text:span>: Documents mention it's "structured to prove non-existence of valid dependency paths" but don't specify the exact construction that enables efficient non-membership proofs. </text:p>
        </text:list-item>
        <text:list-item>
          <text:p text:style-name="P26"><text:span text:style-name="Strong_20_Emphasis">Multi-Party Computation Protocol</text:span>: The threshold deletion is mentioned but the full MPC protocol for coordinated deletion isn't specified. </text:p>
        </text:list-item>
        <text:list-item>
          <text:p text:style-name="P26"><text:span text:style-name="Strong_20_Emphasis">Batch Proof Mechanism</text:span>: Claims mention "batch proofs of non-existence across domains" but the batching algorithm isn't detailed. </text:p>
        </text:list-item>
        <text:list-item>
          <text:p text:style-name="P26"><text:span text:style-name="Strong_20_Emphasis">Cycle Detection Algorithm</text:span>: While acyclicity is required, the specific algorithm (union-find vs. topological sort) isn't mandated. </text:p>
        </text:list-item>
        <text:list-item>
          <text:p text:style-name="P27"><text:span text:style-name="Strong_20_Emphasis">Domain Hierarchy</text:span>: The hierarchical organization by domain for batch proofs lacks formal structure definition. </text:p>
        </text:list-item>
      </text:list>
      <text:h text:style-name="Heading_20_3" text:outline-level="3"><text:span text:style-name="Strong_20_Emphasis">Likely Formal Models (Derived):</text:span></text:h>
      <text:p text:style-name="Text_20_body"><text:span text:style-name="Strong_20_Emphasis">For Relational Merkle Tree:</text:span>Likely uses a sparse Merkle tree with position determined by: </text:p>
      <text:p text:style-name="P1"><text:soft-page-break/>pos(v1,v2)=H(id(v1)∣∣id(v2))mod  2hpos(v1​,v2​)=H(id(v1​)∣∣id(v2​))mod2h </text:p>
      <text:p text:style-name="Text_20_body"><text:span text:style-name="Strong_20_Emphasis">For Batch Proofs:</text:span>Probably aggregates multiple paths: </text:p>
      <text:p text:style-name="P1">πbatch=CompressedPaths({π1,...,πk})πbatch​=CompressedPaths({π1​,...,πk​}) </text:p>
      <text:p text:style-name="Text_20_body"><text:span text:style-name="Strong_20_Emphasis">For Domain Organization:</text:span>Hierarchical partitioning: </text:p>
      <text:p text:style-name="P1">M=⋃d∈DomainsMdM=d∈Domains⋃​Md​ </text:p>
      <text:p text:style-name="Text_20_body">This mathematical formalization reveals a sophisticated system combining graph theory, cryptographic commitments, forward-secure cryptography, and verifiable data structures to create immutable, auditable lifecycle proofs for interdependent digital assets.</text:p>
      <text:h text:style-name="P28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09:42:34.252129100</meta:creation-date>
    <dc:date>2025-09-23T09:43:09.558631900</dc:date>
    <meta:editing-duration>PT35S</meta:editing-duration>
    <meta:editing-cycles>1</meta:editing-cycles>
    <meta:document-statistic meta:table-count="1" meta:image-count="0" meta:object-count="1" meta:page-count="7" meta:paragraph-count="182" meta:word-count="939" meta:character-count="8565" meta:non-whitespace-character-count="7087"/>
    <meta:generator>LibreOffice/25.8.1.1$Windows_X86_64 LibreOffice_project/54047653041915e595ad4e45cccea684809c77b5</meta:generator>
  </office:meta>
</office:document-meta>
</file>